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rsid="001cdc09" officeooo:paragraph-rsid="001cdc0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1e70" style:font-weight-asian="bold"/>
    </style:style>
    <style:style style:name="T3" style:family="text">
      <style:text-properties officeooo:rsid="001e438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ools (this section <text:span text:style-name="T3">is</text:span> written with LibreOffice)</text:h>
      <text:p text:style-name="Text_20_body">This static site generator supports the following input formats:</text:p>
      <text:list xml:id="list911546231" text:style-name="L1">
        <text:list-item>
          <text:p text:style-name="P4">Markdown (confluence) - *.md, *.markdown </text:p>
        </text:list-item>
        <text:list-item>
          <text:p text:style-name="P4">Textile - *.textile </text:p>
        </text:list-item>
        <text:list-item>
          <text:p text:style-name="P4">MediaWiki - *.mediawiki </text:p>
        </text:list-item>
        <text:list-item>
          <text:p text:style-name="P4">TracWiki - *.tracwiki </text:p>
        </text:list-item>
        <text:list-item>
          <text:p text:style-name="P4">Confluence - *. confluence </text:p>
        </text:list-item>
        <text:list-item>
          <text:p text:style-name="P4">TWiki - *.twiki </text:p>
        </text:list-item>
        <text:list-item>
          <text:p text:style-name="P4">Plain Text - *.txt </text:p>
        </text:list-item>
        <text:list-item>
          <text:p text:style-name="P4">HTML - *.html </text:p>
        </text:list-item>
        <text:list-item>
          <text:p text:style-name="P4">Images - *.png, *.jpg, *.jgep, *.gif </text:p>
        </text:list-item>
        <text:list-item>
          <text:p text:style-name="P4">reStructuredText - *.rst </text:p>
        </text:list-item>
        <text:list-item>
          <text:p text:style-name="P4">LaTeX - *.tex </text:p>
        </text:list-item>
        <text:list-item>
          <text:p text:style-name="P4">DocBook - *.xml </text:p>
        </text:list-item>
        <text:list-item>
          <text:p text:style-name="P4">ODT - *.odt </text:p>
        </text:list-item>
        <text:list-item>
          <text:p text:style-name="P4">Word - *.docx </text:p>
        </text:list-item>
        <text:list-item>
          <text:p text:style-name="P3">and many more..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DejaVu Sans Mono" svg:font-family="'DejaVu Sans Mono'"/>
    <style:font-face style:name="Noto Sans Devanagari1" svg:font-family="'Noto Sans Devanagari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de" fo:country="CH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de" fo:country="DE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Sprechblasen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Listenabsatz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Absatzstandardschriftart" style:family="text"/>
    <style:style style:name="Kopfzeile_20_Zeichen" style:display-name="Kopfzeile Zeichen" style:family="text" style:parent-style-name="Absatzstandardschriftart"/>
    <style:style style:name="Fußzeile_20_Zeichen" style:display-name="Fußzeile Zeichen" style:family="text" style:parent-style-name="Absatzstandardschriftart"/>
    <style:style style:name="Sprechblasentext_20_Zeichen" style:display-name="Sprechblasentext Zeichen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 style:font-pitch="variable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officeooo:rsid="001cdc09" officeooo:paragraph-rsid="001cdc09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weight="bold" officeooo:rsid="001a1e70" style:font-weight-asian="bold"/>
    </style:style>
    <style:style style:name="MT2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H</text:span><text:span text:style-name="MT2">eader</text:span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orlage Brief Schweiz</dc:title>
    <meta:initial-creator>Muster-Vorlage.ch</meta:initial-creator>
    <meta:creation-date>2013-04-14T13:16:00</meta:creation-date>
    <dc:creator>Thomas Bocek</dc:creator>
    <dc:date>2018-03-15T17:12:39.051308478</dc:date>
    <meta:print-date>2010-03-15T15:59:00</meta:print-date>
    <meta:editing-cycles>8</meta:editing-cycles>
    <meta:editing-duration>P2171DT9H38M16S</meta:editing-duration>
    <meta:generator>LibreOffice/6.0.2.1.0$Linux_X86_64 LibreOffice_project/00m0$Build-1</meta:generator>
    <meta:document-statistic meta:table-count="0" meta:image-count="0" meta:object-count="0" meta:page-count="1" meta:paragraph-count="19" meta:word-count="85" meta:character-count="454" meta:non-whitespace-character-count="388"/>
    <meta:user-defined meta:name="_TemplateID">TC021233579991</meta:user-defined>
  </office:meta>
</office:document-meta>
</file>